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text-align="center" fo:text-indent="-1.27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font-size="1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loext:graphic-properties draw:fill="none" draw:fill-color="#ffffff"/>
      <style:paragraph-properties fo:margin-left="1.27cm" fo:margin-right="0cm" fo:text-align="start" fo:text-indent="-1.27cm"/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 Narrow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Arial" style:font-size-complex="3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 Narrow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" style:font-size-complex="3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74cm" svg:x="1.778cm" svg:y="0.508cm">
          <draw:text-box>
            <text:p text:style-name="P1"><text:span text:style-name="T1">HYMN #728</text:span></text:p>
            <text:p text:style-name="P1"><text:span text:style-name="T2">“</text:span><text:span text:style-name="T2">How Firm a Found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146cm" svg:height="6.858cm" svg:x="1.524cm" svg:y="0.508cm">
          <draw:text-box>
            <text:p text:style-name="P4"><text:span text:style-name="T3">1. </text:span><text:span text:style-name="T4">How firm a foundation, O saints of the Lord,</text:span><text:span text:style-name="T4"><text:line-break/></text:span><text:span text:style-name="T4">Is laid for your faith in His excellent Word!</text:span><text:span text:style-name="T4"><text:line-break/></text:span><text:span text:style-name="T4">What more can He say than to you He has said</text:span><text:span text:style-name="T4"><text:line-break/></text:span><text:span text:style-name="T4">Who unto the Savior for refuge have fl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5.654cm" svg:height="6.256cm" svg:x="1.13cm" svg:y="0.622cm">
          <draw:text-box>
            <text:p text:style-name="P6"><text:span text:style-name="T5">2. </text:span><text:span text:style-name="T6">“Fear not! I am with you, O be not dismayed,</text:span></text:p>
            <text:p text:style-name="P6"><text:span text:style-name="T6">For I am your God and will still give you aid;</text:span></text:p>
            <text:p text:style-name="P6"><text:span text:style-name="T7">I’ll strengthen you, help you, and cause you to stand,</text:span></text:p>
            <text:p text:style-name="P6"><text:span text:style-name="T6">Upheld by My righteous, omnipoten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7" draw:layer="layout" svg:width="25.4cm" svg:height="6.096cm" svg:x="1.27cm" svg:y="0.508cm">
          <draw:text-box>
            <text:p text:style-name="P6"><text:span text:style-name="T5">3. </text:span><text:span text:style-name="T6">“The soul that on Jesus has leaned for repose</text:span></text:p>
            <text:p text:style-name="P6"><text:span text:style-name="T6">I will not, I will not, desert to his foes;</text:span></text:p>
            <text:p text:style-name="P6"><text:span text:style-name="T7">That soul, though all hell should endeavor to shake,</text:span></text:p>
            <text:p text:style-name="P6"><text:span text:style-name="T6">I’ll never, no never, no never, forsak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5.4cm" svg:height="6.095cm" svg:x="1.27cm" svg:y="0.528cm">
          <draw:text-box>
            <text:p text:style-name="P6"><text:span text:style-name="T5">4. </text:span><text:span text:style-name="T6">“When through fiery trials your pathway will lie,</text:span></text:p>
            <text:p text:style-name="P6"><text:span text:style-name="T6">My grace, all-sufficient, will be your supply.</text:span></text:p>
            <text:p text:style-name="P6"><text:span text:style-name="T6">The flames will not hurt you; I only design</text:span></text:p>
            <text:p text:style-name="P6"><text:span text:style-name="T6">Your dross to consume and your gold to ref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11" draw:layer="layout" svg:width="25.908cm" svg:height="13.558cm" svg:x="1.153cm" svg:y="0.507cm">
          <draw:text-box>
            <text:p text:style-name="P8"><text:span text:style-name="T5">5. </text:span><text:span text:style-name="T8">“Throughout all their lifetime My people will prove</text:span></text:p>
            <text:p text:style-name="P8"><text:span text:style-name="T6">My sov’reign, eternal, unchangeable love;</text:span></text:p>
            <text:p text:style-name="P8"><text:span text:style-name="T8">And then, when gray hairs will their temples adorn,</text:span></text:p>
            <text:p text:style-name="P9"><text:span text:style-name="T6">Like lambs they will still in My bosom be borne.”</text:span><text:span text:style-name="T9"><text:line-break/></text:span><text:span text:style-name="T9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<text:s text:c="3"/></text:span><text:span text:style-name="T12"><text:s text:c="2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26:35.401000000</meta:creation-date>
    <dc:date>2019-04-29T14:13:26.107000000</dc:date>
    <meta:editing-duration>PT2H1M56S</meta:editing-duration>
    <meta:editing-cycles>9</meta:editing-cycles>
    <meta:generator>LibreOffice/6.1.5.2$Windows_X86_64 LibreOffice_project/90f8dcf33c87b3705e78202e3df5142b201bd805</meta:generator>
    <meta:document-statistic meta:object-count="39"/>
  </office:meta>
</office:document-meta>
</file>